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Noto Sans CJK TC Regular" fo:font-size="18pt" fo:font-weight="bold" officeooo:rsid="001ff4d3" officeooo:paragraph-rsid="001896a4" style:font-name-asian="Noto Sans CJK TC Regular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Noto Sans CJK TC Regular" fo:font-size="18pt" fo:font-weight="bold" officeooo:rsid="001ff4d3" officeooo:paragraph-rsid="001dd88a" style:font-name-asian="Noto Sans CJK TC Regular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Noto Sans CJK TC Regular" fo:font-size="18pt" fo:font-weight="bold" officeooo:rsid="001cc605" officeooo:paragraph-rsid="001896a4" style:font-name-asian="Noto Sans CJK TC Regular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Noto Sans CJK TC Regular" fo:font-size="18pt" officeooo:rsid="001cc605" officeooo:paragraph-rsid="001896a4" style:font-name-asian="Noto Sans CJK TC Regular" style:font-size-asian="18pt" style:font-size-complex="18pt"/>
    </style:style>
    <style:style style:name="P5" style:family="paragraph" style:parent-style-name="Standard">
      <style:paragraph-properties fo:text-align="end" style:justify-single-word="false"/>
      <style:text-properties style:font-name="Noto Sans CJK TC Regular" fo:font-size="18pt" officeooo:rsid="001cc605" officeooo:paragraph-rsid="001896a4" style:font-name-asian="Noto Sans CJK TC Regular" style:font-size-asian="18pt" style:font-size-complex="18pt"/>
    </style:style>
    <style:style style:name="P6" style:family="paragraph" style:parent-style-name="Standard">
      <style:paragraph-properties fo:text-align="end" style:justify-single-word="false"/>
      <style:text-properties style:font-name="Noto Sans CJK TC Regular" fo:font-size="18pt" officeooo:rsid="0019ef12" officeooo:paragraph-rsid="001896a4" style:font-name-asian="Noto Sans CJK TC Regular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Noto Sans CJK TC Regular" fo:font-size="22pt" fo:font-weight="bold" officeooo:rsid="001cc605" officeooo:paragraph-rsid="001896a4" style:font-name-asian="Noto Sans CJK TC Regular" style:font-size-asian="22pt" style:font-weight-asian="bold" style:font-size-complex="22pt" style:font-weight-complex="bold"/>
    </style:style>
    <style:style style:name="P8" style:family="paragraph" style:parent-style-name="Standard">
      <style:text-properties officeooo:rsid="001cc605" officeooo:paragraph-rsid="001896a4"/>
    </style:style>
    <style:style style:name="P9" style:family="paragraph" style:parent-style-name="Standard">
      <style:text-properties fo:font-size="10pt" fo:font-weight="normal" officeooo:rsid="001896a4" officeooo:paragraph-rsid="001896a4" style:font-size-asian="10pt" style:font-weight-asian="normal" style:font-size-complex="10pt" style:font-weight-complex="normal"/>
    </style:style>
    <style:style style:name="P10" style:family="paragraph" style:parent-style-name="Standard">
      <style:text-properties fo:font-size="10pt" style:font-size-asian="10pt"/>
    </style:style>
    <style:style style:name="P11" style:family="paragraph" style:parent-style-name="Standard">
      <style:text-properties fo:font-size="10pt" officeooo:rsid="001c8324" officeooo:paragraph-rsid="001dd88a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fo:font-size="10pt" officeooo:paragraph-rsid="001c8324" style:font-size-asian="10pt" style:font-size-complex="10pt"/>
    </style:style>
    <style:style style:name="P13" style:family="paragraph" style:parent-style-name="Standard">
      <style:text-properties fo:font-size="10pt" officeooo:paragraph-rsid="001dd88a" style:font-size-asian="10pt" style:font-size-complex="10pt"/>
    </style:style>
    <style:style style:name="P14" style:family="paragraph" style:parent-style-name="Standard">
      <style:text-properties fo:font-size="10pt" officeooo:rsid="001dd88a" officeooo:paragraph-rsid="001dd88a" style:font-size-asian="10pt" style:font-size-complex="10pt"/>
    </style:style>
    <style:style style:name="P15" style:family="paragraph" style:parent-style-name="Standard">
      <style:text-properties fo:font-size="10pt" officeooo:rsid="00260ec5" style:font-size-asian="10pt" style:font-size-complex="10pt"/>
    </style:style>
    <style:style style:name="P16" style:family="paragraph" style:parent-style-name="Standard">
      <style:text-properties fo:font-size="10pt" officeooo:rsid="00260ec5" officeooo:paragraph-rsid="00260ec5" style:font-size-asian="10pt" style:font-size-complex="10pt"/>
    </style:style>
    <style:style style:name="P17" style:family="paragraph" style:parent-style-name="Standard">
      <style:text-properties fo:font-size="10pt" officeooo:rsid="001ee65c" officeooo:paragraph-rsid="001ee65c" style:font-size-asian="10pt"/>
    </style:style>
    <style:style style:name="P18" style:family="paragraph" style:parent-style-name="Standard">
      <style:text-properties fo:font-size="10pt" officeooo:rsid="001f63f3" officeooo:paragraph-rsid="001f63f3" style:font-size-asian="10pt"/>
    </style:style>
    <style:style style:name="P19" style:family="paragraph" style:parent-style-name="Standard">
      <style:text-properties fo:font-size="10pt" officeooo:rsid="0022b2c6" officeooo:paragraph-rsid="0022b2c6" style:font-size-asian="10pt"/>
    </style:style>
    <style:style style:name="P20" style:family="paragraph" style:parent-style-name="Standard">
      <style:text-properties fo:font-size="10pt" officeooo:rsid="002418c5" officeooo:paragraph-rsid="002418c5" style:font-size-asian="10pt"/>
    </style:style>
    <style:style style:name="P21" style:family="paragraph" style:parent-style-name="Standard">
      <style:text-properties fo:color="#0000ff" fo:font-size="10pt" fo:font-weight="normal" officeooo:rsid="001896a4" officeooo:paragraph-rsid="001896a4" style:font-size-asian="10pt" style:font-weight-asian="normal" style:font-size-complex="10pt" style:font-weight-complex="normal"/>
    </style:style>
    <style:style style:name="P22" style:family="paragraph" style:parent-style-name="Standard">
      <style:text-properties fo:color="#0000ff" fo:font-size="10pt" fo:font-weight="normal" officeooo:rsid="001896a4" officeooo:paragraph-rsid="001b147a" style:font-size-asian="10pt" style:font-weight-asian="normal" style:font-size-complex="10pt" style:font-weight-complex="normal"/>
    </style:style>
    <style:style style:name="P23" style:family="paragraph" style:parent-style-name="Standard">
      <style:text-properties fo:color="#0000ff" fo:font-size="10pt" officeooo:rsid="001c8324" officeooo:paragraph-rsid="001dd88a" style:font-size-asian="10pt" style:font-size-complex="10pt"/>
    </style:style>
    <style:style style:name="P24" style:family="paragraph" style:parent-style-name="Standard">
      <style:text-properties fo:color="#0000ff" fo:font-size="10pt" officeooo:rsid="001ee65c" officeooo:paragraph-rsid="001ee65c" style:font-size-asian="10pt"/>
    </style:style>
    <style:style style:name="P25" style:family="paragraph" style:parent-style-name="Standard">
      <style:text-properties fo:color="#0000ff" fo:font-size="10pt" officeooo:rsid="002418c5" officeooo:paragraph-rsid="002418c5" style:font-size-asian="10pt"/>
    </style:style>
    <style:style style:name="P26" style:family="paragraph" style:parent-style-name="Standard">
      <style:paragraph-properties fo:text-align="start" style:justify-single-word="false"/>
      <style:text-properties fo:font-size="18pt" officeooo:paragraph-rsid="001ee65c" style:font-size-asian="18pt" style:font-size-complex="18pt"/>
    </style:style>
    <style:style style:name="P27" style:family="paragraph" style:parent-style-name="Standard">
      <style:paragraph-properties fo:text-align="start" style:justify-single-word="false"/>
      <style:text-properties fo:font-size="18pt" officeooo:paragraph-rsid="001f63f3" style:font-size-asian="18pt" style:font-size-complex="18pt"/>
    </style:style>
    <style:style style:name="P28" style:family="paragraph" style:parent-style-name="Standard">
      <style:paragraph-properties fo:text-align="start" style:justify-single-word="false"/>
      <style:text-properties fo:font-size="18pt" officeooo:paragraph-rsid="00212438" style:font-size-asian="18pt" style:font-size-complex="18pt"/>
    </style:style>
    <style:style style:name="P29" style:family="paragraph" style:parent-style-name="Standard">
      <style:paragraph-properties fo:text-align="start" style:justify-single-word="false"/>
      <style:text-properties fo:font-size="18pt" officeooo:paragraph-rsid="002418c5" style:font-size-asian="18pt" style:font-size-complex="18pt"/>
    </style:style>
    <style:style style:name="P30" style:family="paragraph" style:parent-style-name="Standard">
      <style:paragraph-properties fo:text-align="start" style:justify-single-word="false"/>
      <style:text-properties fo:font-size="18pt" officeooo:rsid="00260ec5" officeooo:paragraph-rsid="00260ec5" style:font-size-asian="18pt" style:font-size-complex="18pt"/>
    </style:style>
    <style:style style:name="P31" style:family="paragraph" style:parent-style-name="Standard">
      <style:text-properties officeooo:paragraph-rsid="001dd88a"/>
    </style:style>
    <style:style style:name="P32" style:family="paragraph" style:parent-style-name="Standard">
      <style:text-properties officeooo:paragraph-rsid="00260ec5"/>
    </style:style>
    <style:style style:name="P33" style:family="paragraph" style:parent-style-name="Standard" style:master-page-name="First_20_Page">
      <style:paragraph-properties fo:text-align="center" style:justify-single-word="false" style:page-number="auto"/>
      <style:text-properties officeooo:rsid="001cc605" officeooo:paragraph-rsid="001896a4"/>
    </style:style>
    <style:style style:name="T1" style:family="text">
      <style:text-properties officeooo:rsid="001896a4"/>
    </style:style>
    <style:style style:name="T2" style:family="text">
      <style:text-properties fo:color="#0000ff"/>
    </style:style>
    <style:style style:name="T3" style:family="text">
      <style:text-properties fo:color="#0000ff" officeooo:rsid="001b147a"/>
    </style:style>
    <style:style style:name="T4" style:family="text">
      <style:text-properties fo:color="#0000ff" officeooo:rsid="002706de"/>
    </style:style>
    <style:style style:name="T5" style:family="text">
      <style:text-properties officeooo:rsid="001b147a"/>
    </style:style>
    <style:style style:name="T6" style:family="text">
      <style:text-properties fo:font-size="10pt" officeooo:rsid="00260ec5" style:font-size-asian="10pt" style:font-size-complex="10pt"/>
    </style:style>
    <style:style style:name="T7" style:family="text">
      <style:text-properties officeooo:rsid="001dd88a"/>
    </style:style>
    <style:style style:name="T8" style:family="text">
      <style:text-properties style:font-name="Noto Sans CJK TC Regular" fo:font-weight="bold" style:font-name-asian="Noto Sans CJK TC Regular" style:font-weight-asian="bold" style:font-weight-complex="bold"/>
    </style:style>
    <style:style style:name="T9" style:family="text">
      <style:text-properties style:font-name="Noto Sans CJK TC Regular" fo:font-weight="bold" officeooo:rsid="001ff4d3" style:font-name-asian="Noto Sans CJK TC Regular" style:font-weight-asian="bold" style:font-weight-complex="bold"/>
    </style:style>
    <style:style style:name="T10" style:family="text">
      <style:text-properties style:font-name="Noto Sans CJK TC Regular" fo:font-weight="bold" officeooo:rsid="001dd88a" style:font-name-asian="Noto Sans CJK TC Regular" style:font-weight-asian="bold" style:font-weight-complex="bold"/>
    </style:style>
    <style:style style:name="T11" style:family="text">
      <style:text-properties style:font-name="Noto Sans CJK TC Regular" fo:font-weight="bold" officeooo:rsid="00212438" style:font-name-asian="Noto Sans CJK TC Regular" style:font-weight-asian="bold" style:font-weight-complex="bold"/>
    </style:style>
    <style:style style:name="T12" style:family="text">
      <style:text-properties officeooo:rsid="002706d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/>
      <text:p text:style-name="P7"><text:tab/>Xilinx Zynq FPGA,TI DSP,</text:p>
      <text:p text:style-name="P7">MCU 기반의</text:p>
      <text:p text:style-name="P7">프로그래밍 전문가 과정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6">날 짜 : 2018 . 3. 22</text:p>
      <text:p text:style-name="P6"/>
      <text:p text:style-name="P5">강사 – Innova Lee(이상훈)</text:p>
      <text:p text:style-name="P5"><text:a xlink:type="simple" xlink:href="mailto:gcccompil3r@gmail.com" text:style-name="Internet_20_link" text:visited-style-name="Visited_20_Internet_20_Link">gcccompil3r@gmail.com</text:a></text:p>
      <text:p text:style-name="P5">학생 – 정한별</text:p>
      <text:p text:style-name="P5"><text:a xlink:type="simple" xlink:href="mailto:hanbulkr@gmail.com" text:style-name="Internet_20_link" text:visited-style-name="Visited_20_Internet_20_Link">hanbulkr@gmail.com</text:a></text:p>
      <text:p text:style-name="P5"/>
      <text:p text:style-name="P1"><text:soft-page-break/>&lt;<text:span text:style-name="T1">signal.c</text:span>&gt;</text:p>
      <text:p text:style-name="Standard"/>
      <text:p text:style-name="P9">#include&lt;stdio.h&gt;</text:p>
      <text:p text:style-name="P9">#include&lt;signal.h&gt;</text:p>
      <text:p text:style-name="P9">#include&lt;unistd.h&gt;</text:p>
      <text:p text:style-name="P9"/>
      <text:p text:style-name="P9">void my_sig(int signo)</text:p>
      <text:p text:style-name="P9">{</text:p>
      <text:p text:style-name="P9"><text:tab/>printf("my_sig called\n");</text:p>
      <text:p text:style-name="P9">}</text:p>
      <text:p text:style-name="P9"/>
      <text:p text:style-name="P9">void my_sig2(int signo)</text:p>
      <text:p text:style-name="P9">{</text:p>
      <text:p text:style-name="P9"><text:tab/>printf("my_sig2 called\n");</text:p>
      <text:p text:style-name="P9">}</text:p>
      <text:p text:style-name="P9">//</text:p>
      <text:p text:style-name="P9">int main(void)</text:p>
      <text:p text:style-name="P9">{</text:p>
      <text:p text:style-name="P9"><text:tab/>void (*old_p)(int);</text:p>
      <text:p text:style-name="P9"><text:tab/>void (*old_p2)(int);</text:p>
      <text:p text:style-name="P9"><text:tab/><text:span text:style-name="T2">// 먼저 </text:span><text:span text:style-name="T3">pause에 걸림, </text:span><text:span text:style-name="T2">행동지침을 실행하고(my_sig), <text:s/>null 값을 반환한다. 그리고 저장을 한다.</text:span></text:p>
      <text:p text:style-name="P9"><text:tab/>old_p = signal(SIGINT, my_sig); </text:p>
      <text:p text:style-name="P9"><text:tab/>pause();<text:tab/></text:p>
      <text:p text:style-name="P21"><text:tab/>// my_sig2를 실행하고, 이전 것을 반환한다, 그리고 현재 my_sig2를 저장한다. </text:p>
      <text:p text:style-name="P9"><text:tab/>old_p2 = signal(SIGINT, my_sig2); </text:p>
      <text:p text:style-name="P9"><text:tab/>pause();</text:p>
      <text:p text:style-name="P9"><text:tab/><text:span text:style-name="T2">// old_p2가 이전 값을 가지고 있어서 <text:s/>my_sig를 실행한다.</text:span></text:p>
      <text:p text:style-name="P9"><text:tab/>old_p2 = signal(SIGINT, old_p2); </text:p>
      <text:p text:style-name="P21"><text:tab/>//old_p2가 null값을 가지고 있어서</text:p>
      <text:p text:style-name="P21"><text:tab/>//signal은 자기 자신의 한단계 전걸 리턴해 준다.</text:p>
      <text:p text:style-name="P9"><text:tab/>pause();</text:p>
      <text:p text:style-name="P9"><text:tab/>for(;;)</text:p>
      <text:p text:style-name="P21"><text:tab/>// 하지만 <text:span text:style-name="T5">old_p2는 그담에 쓰지 않는다 그냥 저장하고 끝난 거니까 시그널은 그대로 이전거만 동작</text:span></text:p>
      <text:p text:style-name="P22"><text:tab/>// signal(SIGINT, old_p2); 이 시그널이 동작을 하는 것이다.</text:p>
      <text:p text:style-name="P9"><text:tab/><text:tab/>pause();</text:p>
      <text:p text:style-name="P9"><text:tab/>return 0;</text:p>
      <text:p text:style-name="P9">}</text:p>
      <text:p text:style-name="Standard"/>
      <text:p text:style-name="Standard"/>
      <text:p text:style-name="Standard"/>
      <text:p text:style-name="Standard"/>
      <text:p text:style-name="P2">&lt;<text:span text:style-name="T1">signal5.c</text:span>&gt;</text:p>
      <text:p text:style-name="P31"/>
      <text:p text:style-name="P11">#include&lt;signal.h&gt;</text:p>
      <text:p text:style-name="P11">#include&lt;stdio.h&gt;</text:p>
      <text:p text:style-name="P11"/>
      <text:p text:style-name="P11">int main(void)</text:p>
      <text:p text:style-name="P11">{</text:p>
      <text:p text:style-name="P23"><text:tab/>// pause에 걸려서 기다리다가 시그널이 날라오면 동작함, ctrl + c 이면 무시한다는 뜻이다. 그래서 무시함</text:p>
      <text:p text:style-name="P11"><text:tab/>signal(SIGINT, SIG_IGN);</text:p>
      <text:p text:style-name="P11"><text:tab/>pause();</text:p>
      <text:p text:style-name="P11"><text:tab/>return 0;</text:p>
      <text:p text:style-name="P11">}</text:p>
      <text:p text:style-name="P13"/>
      <text:p text:style-name="Standard"/>
      <text:p text:style-name="Standard"/>
      <text:p text:style-name="P2"><text:soft-page-break/>&lt;<text:span text:style-name="T7">goto.c</text:span>&gt;</text:p>
      <text:p text:style-name="Standard"/>
      <text:p text:style-name="P14">#include&lt;stdio.h&gt;</text:p>
      <text:p text:style-name="P14">#include&lt;unistd.h&gt;</text:p>
      <text:p text:style-name="P14">#include&lt;signal.h&gt;</text:p>
      <text:p text:style-name="P14">#include&lt;stdlib.h&gt;</text:p>
      <text:p text:style-name="P14">#include&lt;fcntl.h&gt;</text:p>
      <text:p text:style-name="P14"/>
      <text:p text:style-name="P14"/>
      <text:p text:style-name="P14">void run(void)</text:p>
      <text:p text:style-name="P14">{</text:p>
      <text:p text:style-name="P14"><text:tab/><text:span text:style-name="T2">// goto는 stack을 해제를 할 능력이 없다.</text:span></text:p>
      <text:p text:style-name="P14"><text:span text:style-name="T2"><text:tab/>// 따라서 컴파일이 되지 않는다.</text:span></text:p>
      <text:p text:style-name="P14"><text:tab/>goto err;</text:p>
      <text:p text:style-name="P14">}</text:p>
      <text:p text:style-name="P14"/>
      <text:p text:style-name="P14">int main(void)</text:p>
      <text:p text:style-name="P14">{</text:p>
      <text:p text:style-name="P14"><text:tab/>int ret;</text:p>
      <text:p text:style-name="P14"><text:tab/>char buf[1024] =" aaaabbbbcccc";</text:p>
      <text:p text:style-name="P14"><text:tab/>if ((ret = read(0, buf,sizeof(buf)))&gt;0)</text:p>
      <text:p text:style-name="P14"><text:tab/><text:tab/>run();</text:p>
      <text:p text:style-name="P14"><text:tab/>return 0;</text:p>
      <text:p text:style-name="P14"/>
      <text:p text:style-name="P14">err:</text:p>
      <text:p text:style-name="P14"><text:tab/>perror("read()");</text:p>
      <text:p text:style-name="P14"><text:tab/>exit(-1);</text:p>
      <text:p text:style-name="P14">}</text:p>
      <text:p text:style-name="P26"><text:span text:style-name="T9">&lt;</text:span><text:span text:style-name="T10">goto2.c</text:span><text:span text:style-name="T9">&gt;</text:span></text:p>
      <text:p text:style-name="P17">#include&lt;stdio.h&gt;</text:p>
      <text:p text:style-name="P17">#include&lt;stdlib.h&gt;</text:p>
      <text:p text:style-name="P17">#include&lt;setjmp.h&gt;</text:p>
      <text:p text:style-name="P17"/>
      <text:p text:style-name="P17">// </text:p>
      <text:p text:style-name="P17">jmp_buf env;</text:p>
      <text:p text:style-name="P17"/>
      <text:p text:style-name="P17">void test(void)</text:p>
      <text:p text:style-name="P17">{</text:p>
      <text:p text:style-name="P24"><text:tab/>// 1은 리턴값을 말하는 것이다.</text:p>
      <text:p text:style-name="P17"><text:tab/>longjmp(env, 1);</text:p>
      <text:p text:style-name="P17">}</text:p>
      <text:p text:style-name="P17"/>
      <text:p text:style-name="P17">int main(void)</text:p>
      <text:p text:style-name="P17">{</text:p>
      <text:p text:style-name="P17"><text:tab/>int ret;</text:p>
      <text:p text:style-name="P17"><text:tab/></text:p>
      <text:p text:style-name="P24"><text:tab/>//setjmp 를 아무것도 안했을 때는 무조건 0이다.</text:p>
      <text:p text:style-name="P24"><text:tab/>// env가 레이블의 위치를 가지고 있다.</text:p>
      <text:p text:style-name="P17"><text:tab/><text:span text:style-name="T2">//if((ret = setjmp(env)) == 0)</text:span></text:p>
      <text:p text:style-name="P17"><text:tab/>if((ret = setjmp(env))==0){</text:p>
      <text:p text:style-name="P17"><text:tab/><text:tab/>printf("this\n");</text:p>
      <text:p text:style-name="P17"><text:tab/><text:tab/>test();</text:p>
      <text:p text:style-name="P17"><text:tab/>}</text:p>
      <text:p text:style-name="P17"><text:tab/>else if(ret&gt;0)</text:p>
      <text:p text:style-name="P17"><text:tab/><text:tab/>printf("error\n");</text:p>
      <text:p text:style-name="P17"><text:tab/>return 0;</text:p>
      <text:p text:style-name="P17">}</text:p>
      <text:p text:style-name="P10"/>
      <text:p text:style-name="P27"><text:soft-page-break/><text:span text:style-name="T9">&lt;</text:span><text:span text:style-name="T10">goto2_1.c</text:span><text:span text:style-name="T9">&gt;</text:span></text:p>
      <text:p text:style-name="Standard"/>
      <text:p text:style-name="P18">#include&lt;stdio.h&gt;</text:p>
      <text:p text:style-name="P18">#include&lt;stdlib.h&gt;</text:p>
      <text:p text:style-name="P18">#include&lt;setjmp.h&gt;</text:p>
      <text:p text:style-name="P18"/>
      <text:p text:style-name="P18">// </text:p>
      <text:p text:style-name="P18">jmp_buf env;</text:p>
      <text:p text:style-name="P18"/>
      <text:p text:style-name="P18">int test(void)</text:p>
      <text:p text:style-name="P18">{</text:p>
      <text:p text:style-name="P18"><text:tab/>// 1은 리턴값을 말하는 것이다.</text:p>
      <text:p text:style-name="P18"><text:tab/>longjmp(env,1);</text:p>
      <text:p text:style-name="P18"><text:tab/>return 1;</text:p>
      <text:p text:style-name="P18">}</text:p>
      <text:p text:style-name="P18">void test1(void)</text:p>
      <text:p text:style-name="P18">{</text:p>
      <text:p text:style-name="P18"><text:tab/>longjmp(env,2);</text:p>
      <text:p text:style-name="P18">}</text:p>
      <text:p text:style-name="P18"/>
      <text:p text:style-name="P18">int main(void)</text:p>
      <text:p text:style-name="P18">{</text:p>
      <text:p text:style-name="P18"><text:tab/>int ret;</text:p>
      <text:p text:style-name="P18"><text:tab/>int res;</text:p>
      <text:p text:style-name="P18"><text:tab/>//setjmp 를 아무것도 안했을 때는 무조건 0이다.</text:p>
      <text:p text:style-name="P18"><text:tab/>// env가 레이블의 위치를 가지고 있다.</text:p>
      <text:p text:style-name="P18"><text:tab/>// setjmp 를 하면 레이블이 생긴다.</text:p>
      <text:p text:style-name="P18"><text:tab/>//if((ret = setjmp(env)) == 0)</text:p>
      <text:p text:style-name="P18"><text:tab/>if((ret = setjmp(env))==0){</text:p>
      <text:p text:style-name="P18"><text:tab/><text:tab/>printf("this\n");</text:p>
      <text:p text:style-name="P18"><text:tab/><text:tab/>test();</text:p>
      <text:p text:style-name="P18"><text:tab/>}</text:p>
      <text:p text:style-name="P18"><text:tab/>else if(ret == 1){</text:p>
      <text:p text:style-name="P18"><text:tab/><text:tab/>printf("second\n");</text:p>
      <text:p text:style-name="P18"><text:tab/><text:tab/>test1();</text:p>
      <text:p text:style-name="P18"><text:tab/>}</text:p>
      <text:p text:style-name="P18"><text:tab/>else if(ret == 2){</text:p>
      <text:p text:style-name="P18"><text:tab/><text:tab/>printf("goto label\n");</text:p>
      <text:p text:style-name="P18"><text:tab/><text:tab/>goto letme;</text:p>
      <text:p text:style-name="P18"><text:tab/>}</text:p>
      <text:p text:style-name="P18"><text:tab/>else</text:p>
      <text:p text:style-name="P18"><text:tab/><text:tab/>printf("error\n");</text:p>
      <text:p text:style-name="P18">// letme 가 레이블이다.</text:p>
      <text:p text:style-name="P18">letme:</text:p>
      <text:p text:style-name="P18"><text:tab/>// see가 longjmp</text:p>
      <text:p text:style-name="P18"><text:tab/>goto see;</text:p>
      <text:p text:style-name="P18"/>
      <text:p text:style-name="P18"/>
      <text:p text:style-name="P18"><text:tab/>return 0;</text:p>
      <text:p text:style-name="P18">see:</text:p>
      <text:p text:style-name="P18"><text:tab/>printf("error!!\n");</text:p>
      <text:p text:style-name="P18">}</text:p>
      <text:p text:style-name="Standard"/>
      <text:p text:style-name="Standard"/>
      <text:p text:style-name="P12"/>
      <text:p text:style-name="Standard"/>
      <text:p text:style-name="Standard"/>
      <text:p text:style-name="Standard"/>
      <text:p text:style-name="P28"><text:soft-page-break/><text:span text:style-name="T9">&lt;</text:span><text:span text:style-name="T11">setjmp2.c</text:span><text:span text:style-name="T9">&gt;</text:span></text:p>
      <text:p text:style-name="Standard"/>
      <text:p text:style-name="P19">#include&lt;stdio.h&gt;</text:p>
      <text:p text:style-name="P19">#include&lt;stdlib.h&gt;</text:p>
      <text:p text:style-name="P19">#include&lt;setjmp.h&gt;</text:p>
      <text:p text:style-name="P19">#include&lt;fcntl.h&gt;</text:p>
      <text:p text:style-name="P19"/>
      <text:p text:style-name="P19">jmp_buf env;</text:p>
      <text:p text:style-name="P19"/>
      <text:p text:style-name="P19">void test(void)</text:p>
      <text:p text:style-name="P19">{</text:p>
      <text:p text:style-name="P19"><text:tab/>int flag= -1;</text:p>
      <text:p text:style-name="P19"><text:tab/>if(flag &lt;0)</text:p>
      <text:p text:style-name="P19"><text:tab/><text:tab/><text:span text:style-name="T2">// jmp를 하면 돌아 오지않는다. 밑에 함수들은 실행되지 않는다.</text:span></text:p>
      <text:p text:style-name="P19"><text:tab/><text:tab/>longjmp(env,1);</text:p>
      <text:p text:style-name="P19"><text:tab/>printf("call test(\n");</text:p>
      <text:p text:style-name="P19"/>
      <text:p text:style-name="P19">}</text:p>
      <text:p text:style-name="P19"/>
      <text:p text:style-name="P19">int main(void)</text:p>
      <text:p text:style-name="P19">{</text:p>
      <text:p text:style-name="P19"><text:tab/>int ret;</text:p>
      <text:p text:style-name="P19"><text:tab/>if((ret = setjmp(env)) == 0)</text:p>
      <text:p text:style-name="P19"><text:tab/><text:tab/>test();</text:p>
      <text:p text:style-name="P19"><text:tab/>else if(ret &gt;0)</text:p>
      <text:p text:style-name="P19"><text:tab/><text:tab/>printf("error\n");</text:p>
      <text:p text:style-name="P19"><text:tab/>return 0;</text:p>
      <text:p text:style-name="P19">}</text:p>
      <text:p text:style-name="Standard"/>
      <text:p text:style-name="P29"><text:span text:style-name="T9">&lt;</text:span><text:span text:style-name="T11">setjmp3.c</text:span><text:span text:style-name="T9">&gt;</text:span></text:p>
      <text:p text:style-name="P20">#include&lt;stdio.h&gt;</text:p>
      <text:p text:style-name="P20">#include&lt;signal.h&gt;</text:p>
      <text:p text:style-name="P20">#include&lt;fcntl.h&gt;</text:p>
      <text:p text:style-name="P20">#include&lt;stdlib.h&gt;</text:p>
      <text:p text:style-name="P20">#include&lt;unistd.h&gt;</text:p>
      <text:p text:style-name="P20"/>
      <text:p text:style-name="P20"/>
      <text:p text:style-name="P20">void my_sig(int signo)</text:p>
      <text:p text:style-name="P20">{</text:p>
      <text:p text:style-name="P20"><text:tab/>printf("You must insert coin\n");</text:p>
      <text:p text:style-name="P20"><text:tab/>exit(0);</text:p>
      <text:p text:style-name="P20">}</text:p>
      <text:p text:style-name="P20"/>
      <text:p text:style-name="P20">int main(void)</text:p>
      <text:p text:style-name="P20">{</text:p>
      <text:p text:style-name="P20"><text:tab/>char buf[1024];</text:p>
      <text:p text:style-name="P20"><text:tab/>int ret;</text:p>
      <text:p text:style-name="P20"><text:tab/>// 시그널 함수를 통해서 알람시그널이 오면 my_sig 함수를 실행한다.</text:p>
      <text:p text:style-name="P20"><text:tab/>signal(SIGALRM, my_sig);</text:p>
      <text:p text:style-name="P20"><text:tab/><text:span text:style-name="T2">// 3초뒤에 울려라. 라는 알람 시그널</text:span></text:p>
      <text:p text:style-name="P20"><text:tab/>Alarm(3);</text:p>
      <text:p text:style-name="P25"><text:tab/>// 입력까지 대기, 입력을 읽어서 <text:s/>buf에 저장</text:p>
      <text:p text:style-name="P20"><text:tab/>read(0,buf, sizeof(buf));</text:p>
      <text:p text:style-name="P20"><text:tab/>alarm(0);</text:p>
      <text:p text:style-name="P20"><text:tab/>return 0;</text:p>
      <text:p text:style-name="P20">}</text:p>
      <text:p text:style-name="Standard"/>
      <text:p text:style-name="P15"/>
      <text:p text:style-name="P30"><text:soft-page-break/><text:span text:style-name="T9">&lt;</text:span><text:span text:style-name="T8">game.c</text:span><text:span text:style-name="T9">&gt;</text:span></text:p>
      <text:p text:style-name="P30"><text:span text:style-name="T9"/></text:p>
      <text:p text:style-name="P16">#include&lt;stdio.h&gt;</text:p>
      <text:p text:style-name="P16">#include&lt;signal.h&gt;</text:p>
      <text:p text:style-name="P16">#include&lt;fcntl.h&gt;</text:p>
      <text:p text:style-name="P16">#include&lt;stdlib.h&gt;</text:p>
      <text:p text:style-name="P16">#include&lt;unistd.h&gt;</text:p>
      <text:p text:style-name="P16">#include&lt;time.h&gt;</text:p>
      <text:p text:style-name="P16"/>
      <text:p text:style-name="P16">void my_sig(int signo)</text:p>
      <text:p text:style-name="P16">{</text:p>
      <text:p text:style-name="P16"><text:tab/>printf("입력 시간이 늦었습니다 . 술마시세요!!!\n");</text:p>
      <text:p text:style-name="P16"><text:tab/>exit(0);</text:p>
      <text:p text:style-name="P16">}</text:p>
      <text:p text:style-name="P16"/>
      <text:p text:style-name="P16">void game(int random)</text:p>
      <text:p text:style-name="P16">{</text:p>
      <text:p text:style-name="P16"><text:tab/>char buf[1024];</text:p>
      <text:p text:style-name="P16"><text:tab/>int ret;</text:p>
      <text:p text:style-name="P16"><text:tab/>int i=0;<text:tab/></text:p>
      <text:p text:style-name="P16"><text:tab/>int setnum;</text:p>
      <text:p text:style-name="P16"><text:tab/>signal(SIGALRM, my_sig);</text:p>
      <text:p text:style-name="P16"><text:tab/>printf("술게임을 시작합니다\n");</text:p>
      <text:p text:style-name="P16"><text:tab/>printf("내가 내는 번호를 맞춰 보세요!\n");</text:p>
      <text:p text:style-name="P16"><text:tab/>while(i&lt;5)</text:p>
      <text:p text:style-name="P16"><text:tab/>{</text:p>
      <text:p text:style-name="P16"><text:tab/><text:span text:style-name="T2"><text:tab/>// 알람 시그널을 보낼 시간 설정. 2초.</text:span></text:p>
      <text:p text:style-name="P16"><text:tab/><text:tab/><text:span text:style-name="T12">a</text:span>larm(2);</text:p>
      <text:p text:style-name="P16"><text:tab/><text:tab/><text:span text:style-name="T2">//</text:span><text:span text:style-name="T4">read함수로 대기함. 글자가 들어오는 것을 대기 하고 들어오면 buf에 저장한다.</text:span></text:p>
      <text:p text:style-name="P16"><text:tab/><text:tab/>read(0,buf,sizeof(buf));</text:p>
      <text:p text:style-name="P16"><text:tab/><text:tab/><text:span text:style-name="T2">//글자형으로 받았으니 숫자로 바꾼다.</text:span></text:p>
      <text:p text:style-name="P16"><text:tab/><text:tab/>setnum = atoi(buf);</text:p>
      <text:p text:style-name="P16"><text:tab/><text:tab/>if(setnum == random){</text:p>
      <text:p text:style-name="P16"><text:tab/><text:tab/><text:tab/>printf("맞추셨습니다! 술 드세요!!!\n");</text:p>
      <text:p text:style-name="P16"><text:tab/><text:tab/><text:tab/>exit(0);</text:p>
      <text:p text:style-name="P16"><text:tab/><text:tab/>}</text:p>
      <text:p text:style-name="P16"><text:tab/><text:tab/>else if(setnum &gt; random){</text:p>
      <text:p text:style-name="P16"><text:tab/><text:tab/><text:tab/>printf("너 높다.\n");</text:p>
      <text:p text:style-name="P16"><text:tab/><text:tab/><text:tab/>alarm(2);<text:tab/></text:p>
      <text:p text:style-name="P16"><text:tab/><text:tab/>}</text:p>
      <text:p text:style-name="P16"><text:tab/><text:tab/>else if(setnum &lt; random){</text:p>
      <text:p text:style-name="P16"><text:tab/><text:tab/><text:tab/>printf("너 낮다.\n");</text:p>
      <text:p text:style-name="P16"><text:tab/><text:tab/><text:tab/>alarm(2);</text:p>
      <text:p text:style-name="P16"><text:tab/><text:tab/>}</text:p>
      <text:p text:style-name="P16"><text:tab/><text:tab/>i++;</text:p>
      <text:p text:style-name="P16"><text:tab/>}</text:p>
      <text:p text:style-name="P16">}</text:p>
      <text:p text:style-name="P16">int main(void)</text:p>
      <text:p text:style-name="P16">{</text:p>
      <text:p text:style-name="P16"><text:tab/>int random;</text:p>
      <text:p text:style-name="P16"/>
      <text:p text:style-name="P16"><text:tab/>srand(time(NULL));</text:p>
      <text:p text:style-name="P16"><text:tab/>random = rand()% 26 +1;</text:p>
      <text:p text:style-name="P16"><text:tab/></text:p>
      <text:p text:style-name="P16">//<text:tab/>longjmp(env, 1);</text:p>
      <text:p text:style-name="P16"><text:tab/>game(random);</text:p>
      <text:p text:style-name="P32"><text:span text:style-name="T6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rop_20_Caps" style:display-name="Drop Caps" style:family="text"/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10:36:23.972639839</meta:creation-date>
    <dc:date>2018-03-27T20:26:12.349577387</dc:date>
    <meta:editing-duration>PT26M18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6" meta:paragraph-count="247" meta:word-count="950" meta:character-count="3790" meta:non-whitespace-character-count="3283"/>
  </office:meta>
</office:document-meta>
</file>